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19.401cm" style:rel-width="97%" fo:margin-left="0cm" fo:margin-top="0cm" fo:margin-bottom="0cm" table:align="left" style:writing-mode="lr-tb"/>
    </style:style>
    <style:style style:name="Table1.A" style:family="table-column">
      <style:table-column-properties style:column-width="6.53cm" style:rel-column-width="3702*"/>
    </style:style>
    <style:style style:name="Table1.B" style:family="table-column">
      <style:table-column-properties style:column-width="2.06cm" style:rel-column-width="1168*"/>
    </style:style>
    <style:style style:name="Table1.C" style:family="table-column">
      <style:table-column-properties style:column-width="9.843cm" style:rel-column-width="5580*"/>
    </style:style>
    <style:style style:name="Table1.D" style:family="table-column">
      <style:table-column-properties style:column-width="0.968cm" style:rel-column-width="549*"/>
    </style:style>
    <style:style style:name="Table1.1" style:family="table-row">
      <style:table-row-properties style:min-row-height="0.388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5" style:family="table-row">
      <style:table-row-properties style:row-height="0.393cm" fo:keep-together="auto"/>
    </style:style>
    <style:style style:name="Table1.A6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le1.C6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le1.A7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le1.A8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Table1.9" style:family="table-row">
      <style:table-row-properties style:min-row-height="1.147cm" fo:keep-together="auto"/>
    </style:style>
    <style:style style:name="Table1.A9" style:family="table-cell">
      <style:table-cell-properties style:vertical-align="middle" fo:background-color="#ffffff" fo:padding-left="0.123cm" fo:padding-right="0.123cm" fo:padding-top="0cm" fo:padding-bottom="0cm" fo:border="none">
        <style:background-image/>
      </style:table-cell-properties>
    </style:style>
    <style:style style:name="Table1.11" style:family="table-row">
      <style:table-row-properties style:min-row-height="0.312cm" fo:keep-together="auto"/>
    </style:style>
    <style:style style:name="Table1.12" style:family="table-row">
      <style:table-row-properties style:min-row-height="0.413cm" fo:keep-together="auto"/>
    </style:style>
    <style:style style:name="Table1.13" style:family="table-row">
      <style:table-row-properties style:min-row-height="0.443cm" fo:keep-together="auto"/>
    </style:style>
    <style:style style:name="Table1.14" style:family="table-row">
      <style:table-row-properties style:min-row-height="0.473cm" fo:keep-together="auto"/>
    </style:style>
    <style:style style:name="Table1.A20" style:family="table-cell">
      <style:table-cell-properties style:vertical-align="bottom" fo:background-color="#ffffff" fo:padding-left="0.123cm" fo:padding-right="0.123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A21" style:family="table-cell">
      <style:table-cell-properties style:vertical-align="middle" fo:background-color="#ffffff" fo:padding-left="0.123cm" fo:padding-right="0.123cm" fo:padding-top="0cm" fo:padding-bottom="0cm" fo:border-left="none" fo:border-right="none" fo:border-top="0.5pt solid #000000" fo:border-bottom="none">
        <style:background-image/>
      </style:table-cell-properties>
    </style:style>
    <style:style style:name="Table1.22" style:family="table-row">
      <style:table-row-properties style:min-row-height="1.058cm" fo:keep-together="auto"/>
    </style:style>
    <style:style style:name="Table3" style:family="table">
      <style:table-properties style:width="19.161cm" fo:margin-left="0cm" table:align="left" style:writing-mode="lr-tb"/>
    </style:style>
    <style:style style:name="Table3.A" style:family="table-column">
      <style:table-column-properties style:column-width="1.434cm"/>
    </style:style>
    <style:style style:name="Table3.B" style:family="table-column">
      <style:table-column-properties style:column-width="2.95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normal" officeooo:paragraph-rsid="0023c5b9" style:font-weight-asian="normal" style:font-weight-complex="normal"/>
    </style:style>
    <style:style style:name="P2" style:family="paragraph" style:parent-style-name="Standard">
      <style:text-properties style:font-name="Arial Narrow" fo:font-size="9pt" officeooo:paragraph-rsid="00475c72" style:font-size-asian="9pt" style:font-size-complex="9pt"/>
    </style:style>
    <style:style style:name="P3" style:family="paragraph" style:parent-style-name="Standard">
      <style:paragraph-properties fo:line-height="106%" fo:orphans="2" fo:widows="2"/>
      <style:text-properties style:font-name="Arial Narrow" fo:font-size="9pt" officeooo:paragraph-rsid="00830985" style:font-size-asian="9pt" style:font-size-complex="9pt"/>
    </style:style>
    <style:style style:name="P4" style:family="paragraph" style:parent-style-name="Standard">
      <style:paragraph-properties fo:line-height="106%"/>
      <style:text-properties style:font-name="Arial Narrow" fo:font-size="9pt" officeooo:paragraph-rsid="00830985" style:font-size-asian="9pt" style:font-size-complex="9pt"/>
    </style:style>
    <style:style style:name="P5" style:family="paragraph" style:parent-style-name="Standard">
      <style:paragraph-properties fo:line-height="106%" fo:text-align="justify" style:justify-single-word="false" fo:orphans="2" fo:widows="2"/>
      <style:text-properties style:font-name="Arial Narrow" fo:font-size="9pt" style:font-size-asian="9pt" style:font-size-complex="9pt"/>
    </style:style>
    <style:style style:name="P6" style:family="paragraph" style:parent-style-name="Standard">
      <style:paragraph-properties fo:line-height="106%"/>
      <style:text-properties style:font-name="Arial Narrow" fo:font-size="9pt" officeooo:rsid="00c65f04" officeooo:paragraph-rsid="00c65f04" style:font-size-asian="9pt" style:font-size-complex="9pt"/>
    </style:style>
    <style:style style:name="P7" style:family="paragraph" style:parent-style-name="Standard">
      <style:paragraph-properties fo:line-height="106%" fo:orphans="2" fo:widows="2"/>
      <style:text-properties style:font-name="Arial Narrow" fo:font-size="9pt" officeooo:rsid="00c65f04" officeooo:paragraph-rsid="00c65f04" style:font-size-asian="9pt" style:font-size-complex="9pt"/>
    </style:style>
    <style:style style:name="P8" style:family="paragraph" style:parent-style-name="Standard">
      <style:paragraph-properties fo:line-height="106%"/>
      <style:text-properties style:font-name="Arial Narrow" fo:font-size="9pt" officeooo:rsid="00830985" officeooo:paragraph-rsid="00830985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Arial Narrow" fo:font-size="9pt" fo:font-weight="normal" officeooo:paragraph-rsid="00475c72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 Narrow" fo:font-size="12pt" fo:language="en" fo:country="US" fo:font-weight="bold" officeooo:rsid="00812743" officeooo:paragraph-rsid="00812743" style:font-size-asian="12pt" style:font-weight-asian="bold" style:font-size-complex="12pt"/>
    </style:style>
    <style:style style:name="P11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2" style:family="paragraph" style:parent-style-name="Standard">
      <style:paragraph-properties fo:line-height="106%" fo:text-align="start" style:justify-single-word="false" fo:orphans="2" fo:widows="2"/>
      <style:text-properties fo:color="#000000" style:font-name="Arial Narrow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fo:font-weight="bold" officeooo:paragraph-rsid="000642a4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5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fo:font-weight="bold" officeooo:rsid="000642a4" officeooo:paragraph-rsid="000642a4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6" style:family="paragraph" style:parent-style-name="Standard">
      <style:paragraph-properties fo:line-height="106%"/>
      <style:text-properties fo:color="#000000" style:font-name="Arial Narrow" fo:font-size="9pt" fo:language="es" fo:country="MX" fo:font-weight="bold" officeooo:rsid="00830985" officeooo:paragraph-rsid="00830985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7" style:family="paragraph" style:parent-style-name="Standard">
      <style:paragraph-properties fo:line-height="106%"/>
      <style:text-properties fo:color="#000000" style:font-name="Arial Narrow" fo:font-size="9pt" fo:language="es" fo:country="MX" fo:font-weight="bold" officeooo:rsid="00830985" officeooo:paragraph-rsid="0094e7b2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8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/>
    </style:style>
    <style:style style:name="P19" style:family="paragraph" style:parent-style-name="Standard">
      <style:paragraph-properties fo:line-height="106%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0" style:family="paragraph" style:parent-style-name="Standard">
      <style:paragraph-properties fo:line-height="106%" fo:text-align="start" style:justify-single-word="false" fo:orphans="2" fo:widows="2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1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2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3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paragraph-rsid="000642a4" style:font-name-asian="Times New Roman" style:font-size-asian="9pt" style:rfc-language-tag-asian="es-419" style:language-asian="es" style:font-name-complex="Calibri1" style:font-size-complex="9pt"/>
    </style:style>
    <style:style style:name="P24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paragraph-rsid="0082215f" style:font-name-asian="Times New Roman" style:font-size-asian="9pt" style:rfc-language-tag-asian="es-419" style:language-asian="es" style:font-name-complex="Calibri1" style:font-size-complex="9pt"/>
    </style:style>
    <style:style style:name="P25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rsid="00830985" officeooo:paragraph-rsid="00db4538" style:font-name-asian="Times New Roman" style:font-size-asian="9pt" style:rfc-language-tag-asian="es-419" style:language-asian="es" style:font-name-complex="Calibri1" style:font-size-complex="9pt"/>
    </style:style>
    <style:style style:name="P26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rsid="00830985" officeooo:paragraph-rsid="00830985" style:font-name-asian="Times New Roman" style:font-size-asian="9pt" style:rfc-language-tag-asian="es-419" style:language-asian="es" style:font-name-complex="Calibri1" style:font-size-complex="9pt"/>
    </style:style>
    <style:style style:name="P27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rsid="00830985" officeooo:paragraph-rsid="00d91f0b" style:font-name-asian="Times New Roman" style:font-size-asian="9pt" style:rfc-language-tag-asian="es-419" style:language-asian="es" style:font-name-complex="Calibri1" style:font-size-complex="9pt"/>
    </style:style>
    <style:style style:name="P28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29" style:family="paragraph" style:parent-style-name="Standard">
      <style:paragraph-properties fo:margin-left="7.119cm" fo:margin-right="0cm" fo:line-height="106%" fo:orphans="2" fo:widows="2" fo:text-indent="0cm" style:auto-text-indent="false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30" style:family="paragraph" style:parent-style-name="Standard">
      <style:paragraph-properties fo:margin-left="7.119cm" fo:margin-right="0cm" fo:line-height="106%" fo:orphans="2" fo:widows="2" fo:text-indent="0cm" style:auto-text-indent="false"/>
      <style:text-properties fo:color="#000000" style:font-name="Arial Narrow" fo:font-size="9pt" fo:language="es" fo:country="MX" officeooo:paragraph-rsid="009b5acc" style:font-name-asian="Times New Roman" style:font-size-asian="9pt" style:rfc-language-tag-asian="es-419" style:language-asian="es" style:font-name-complex="Calibri1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 Narrow" fo:font-size="7pt" style:font-name-asian="Times New Roman" style:font-size-asian="7pt" style:font-name-complex="Calibri1" style:font-size-complex="7pt"/>
    </style:style>
    <style:style style:name="P32" style:family="paragraph" style:parent-style-name="Table_20_Contents">
      <style:paragraph-properties fo:text-align="end" style:justify-single-word="false"/>
      <style:text-properties style:font-name="Arial Narrow" fo:font-size="7pt" style:font-name-asian="Times New Roman" style:font-size-asian="7pt" style:font-name-complex="Calibri1" style:font-size-complex="7pt"/>
    </style:style>
    <style:style style:name="P33" style:family="paragraph" style:parent-style-name="Table_20_Contents">
      <style:paragraph-properties fo:text-align="end" style:justify-single-word="false"/>
      <style:text-properties style:font-name="Arial Narrow" fo:font-size="7pt" officeooo:paragraph-rsid="008625da" style:font-name-asian="Times New Roman" style:font-size-asian="7pt" style:font-name-complex="Calibri1" style:font-size-complex="7pt"/>
    </style:style>
    <style:style style:name="P34" style:family="paragraph" style:parent-style-name="Table_20_Contents">
      <style:text-properties style:font-name="Arial Narrow" fo:font-size="8pt" officeooo:rsid="00845e42" officeooo:paragraph-rsid="00845e42" style:font-name-asian="Times New Roman" style:font-size-asian="8pt" style:font-name-complex="Calibri1" style:font-size-complex="8pt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Arial Narrow" fo:font-size="12pt" fo:language="es" fo:country="MX" fo:font-weight="bold" officeooo:paragraph-rsid="00ee7c6e" style:font-size-asian="12pt" style:font-weight-asian="bold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42a4" style:font-weight-asian="bold" style:font-weight-complex="bold"/>
    </style:style>
    <style:style style:name="T3" style:family="text">
      <style:text-properties fo:font-weight="bold" officeooo:rsid="00e6fa80" style:font-weight-asian="bold" style:font-weight-complex="bold"/>
    </style:style>
    <style:style style:name="T4" style:family="text">
      <style:text-properties fo:color="#000000" fo:language="es" fo:country="MX" style:font-name-asian="Times New Roman" style:rfc-language-tag-asian="es-419" style:language-asian="es" style:font-name-complex="Calibri1"/>
    </style:style>
    <style:style style:name="T5" style:family="text">
      <style:text-properties fo:color="#000000" fo:language="es" fo:country="MX" officeooo:rsid="00830985" style:font-name-asian="Times New Roman" style:rfc-language-tag-asian="es-419" style:language-asian="es" style:font-name-complex="Calibri1"/>
    </style:style>
    <style:style style:name="T6" style:family="text">
      <style:text-properties fo:color="#000000" fo:language="es" fo:country="MX" officeooo:rsid="008625da" style:font-name-asian="Times New Roman" style:rfc-language-tag-asian="es-419" style:language-asian="es" style:font-name-complex="Calibri1"/>
    </style:style>
    <style:style style:name="T7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/>
    </style:style>
    <style:style style:name="T8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 style:font-weight-complex="bold"/>
    </style:style>
    <style:style style:name="T9" style:family="text">
      <style:text-properties fo:color="#000000" fo:language="es" fo:country="MX" fo:font-weight="bold" officeooo:rsid="00e7f15f" style:font-name-asian="Times New Roman" style:rfc-language-tag-asian="es-419" style:language-asian="es" style:font-weight-asian="bold" style:font-name-complex="Calibri1" style:font-weight-complex="bold"/>
    </style:style>
    <style:style style:name="T10" style:family="text">
      <style:text-properties fo:color="#000000" fo:language="es" fo:country="MX" fo:font-weight="normal" style:font-name-asian="Times New Roman" style:rfc-language-tag-asian="es-419" style:language-asian="es" style:font-weight-asian="normal" style:font-name-complex="Calibri1" style:font-weight-complex="normal"/>
    </style:style>
    <style:style style:name="T11" style:family="text">
      <style:text-properties fo:color="#000000" style:font-name="Arial" fo:font-size="8pt" fo:language="es" fo:country="ES" fo:background-color="transparent" loext:char-shading-value="0" style:font-name-asian="ＭＳ ゴシック" style:font-size-asian="8pt" style:language-asian="es" style:country-asian="ES" style:font-name-complex="Arial1" style:font-size-complex="7pt" style:font-weight-complex="bold"/>
    </style:style>
    <style:style style:name="T12" style:family="text">
      <style:text-properties fo:color="#000000" fo:background-color="transparent" loext:char-shading-value="0" style:font-name-asian="ＭＳ ゴシック" style:language-asian="es" style:country-asian="ES" style:font-name-complex="Arial1" style:font-weight-complex="bold"/>
    </style:style>
    <style:style style:name="T13" style:family="text">
      <style:text-properties officeooo:rsid="0082215f"/>
    </style:style>
    <style:style style:name="T14" style:family="text">
      <style:text-properties officeooo:rsid="00e6fa80"/>
    </style:style>
    <style:style style:name="T15" style:family="text">
      <style:text-properties officeooo:rsid="00e7f1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loan_type.name" text:name="py3o.objects.loan_type"/>
        <text:user-field-decl office:value-type="string" office:string-value="partner_id.vat" text:name="py3o.objects.partner_id.vat"/>
        <text:user-field-decl office:value-type="string" office:string-value="interest_version" text:name="py3o.objects.loan_type.interestversion_id"/>
        <text:user-field-decl office:value-type="string" office:string-value="partner_id.name" text:name="py3o.objects.partner_id.name"/>
        <text:user-field-decl office:value-type="string" office:string-value="loan_type.name" text:name="py3o.objects.loan_type.name"/>
        <text:user-field-decl office:value-type="string" office:string-value="interest_version" text:name="py3o.objects.loan_type.interestversion_ids"/>
        <text:user-field-decl office:value-type="string" office:string-value="interest_version" text:name="py3o.objects.loan_type.interestversion_ids.name"/>
        <text:user-field-decl office:value-type="string" office:string-value="partner_id.street" text:name="py3o.objects.partner_id.street"/>
        <text:user-field-decl office:value-type="string" office:string-value="approve_date" text:name="py3o.objects.approve_date"/>
        <text:user-field-decl office:value-type="string" office:string-value="partner_id.street_name" text:name="py3o.objects.partner_id.street_name"/>
        <text:user-field-decl office:value-type="string" office:string-value="partner_id.state_id" text:name="py3o.objects.partner_id.state_id.name"/>
        <text:user-field-decl office:value-type="string" office:string-value="partner_id.street2" text:name="py3o.objects.partner_id.street2"/>
        <text:user-field-decl office:value-type="string" office:string-value="partner_id.zip" text:name="py3o.objects.partner_id.zip"/>
        <text:user-field-decl office:value-type="string" office:string-value="city_id" text:name="py3o.objects.partner_id.city_id.name"/>
        <text:user-field-decl office:value-type="string" office:string-value="loan_id.name" text:name="py3o.objects.loan_id.name"/>
        <text:user-field-decl office:value-type="string" office:string-value="loan_id" text:name="py3o.objects.loan_id"/>
        <text:user-field-decl office:value-type="string" office:string-value="req_amt" text:name="py3o.objects.req_amt"/>
        <text:user-field-decl office:value-type="string" office:string-value="interest_rate" text:name="py3o.objects.interest_rate"/>
        <text:user-field-decl office:value-type="string" office:string-value="loan_amount" text:name="py3o.objects.loan_amount"/>
        <text:user-field-decl office:value-type="string" office:string-value="payment_freq" text:name="py3o.objects.payment_freq"/>
        <text:user-field-decl office:value-type="string" office:string-value="loan_period" text:name="py3o.objects.loan_period"/>
        <text:user-field-decl office:value-type="string" office:string-value="loan_period" text:name="py3o.objects.loan_period.name"/>
        <text:user-field-decl office:value-type="string" office:string-value="country_id" text:name="py3o.objects.company_id.country_id.name"/>
        <text:user-field-decl office:value-type="string" office:string-value="city" text:name="py3o.objects.company_id.city"/>
        <text:user-field-decl office:value-type="string" office:string-value="state_id" text:name="py3o.objects.company_id.state_id.name"/>
        <text:user-field-decl office:value-type="string" office:string-value="loan_type.name_commercial" text:name="py3o.objects.loan_type.name_commercial"/>
        <text:user-field-decl office:value-type="string" office:string-value="cat" text:name="py3o.objects.cat"/>
        <text:user-field-decl office:value-type="string" office:string-value="is_bonus" text:name="py3o.objects.is_bonus"/>
        <text:user-field-decl office:value-type="string" office:string-value="name" text:name="py3o.o.name"/>
        <text:user-field-decl office:value-type="string" office:string-value="Document Name" text:name="py3o.doc_name"/>
        <text:user-field-decl office:value-type="string" office:string-value="Document Name" text:name="py3o.o.loan_id"/>
        <text:user-field-decl office:value-type="string" office:string-value="apply_date" text:name="py3o.obj.approve_date"/>
        <text:user-field-decl office:value-type="string" office:string-value="name" text:name="py3o.line.name"/>
        <text:user-field-decl office:value-type="string" office:string-value="installment_id" text:name="py3o.obj.installment_id"/>
        <text:user-field-decl office:value-type="string" office:string-value="late_fee_perc" text:name="py3o.objects.late_fee_perc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apply_date" text:name="py3o.obj.apply_dat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country_id" text:name="py3o.objects.partner_id.country_id.name"/>
        <text:user-field-decl office:value-type="string" office:string-value="cat" text:name="py3o.obj.cat"/>
        <text:user-field-decl office:value-type="string" office:string-value="loan_period" text:name="py3o.obj.loan_period"/>
        <text:user-field-decl office:value-type="string" office:string-value="loan_period" text:name="py3o.obj.loan_period.name"/>
        <text:user-field-decl office:value-type="float" office:value="0" text:name="py3o.obj.total_installment"/>
        <text:user-field-decl office:value-type="string" office:string-value="company_id.name" text:name="py3o.objects.company_id.name"/>
      </text:user-field-decls>
      <text:p text:style-name="P35"><text:span text:style-name="T12"><text:user-field-get text:name="py3o.objects.company_id.name">company_id.name</text:user-field-get></text:span></text:p>
      <text:p text:style-name="P10">Cotización</text:p>
      <text:p text:style-name="P9"><text:text-input text:description="py3o://for=&quot;obj in objects&quot;">for="obj in objects"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<text:user-field-get text:name="py3o.objects.company_id.city">city</text:user-field-get>, <text:s/><text:user-field-get text:name="py3o.objects.company_id.country_id.name">country_id</text:user-field-get><text:s/>a <text:span text:style-name="T2"><text:text-input text:description="py3o://function=&quot;format_datetime(obj.apply_date, format='full', locale='es_MX')&quot;">[apply_date]</text:text-input></text:span><text:s/>. </text:p>
            <text:p text:style-name="P29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1">DATOS GENERALES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2">Nombre comercial del Producto: <text:span text:style-name="T1"><text:user-field-get text:name="py3o.objects.loan_type.name_commercial">loan_type.name_commercial</text:user-field-get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3">Tipo de Crédito: <text:span text:style-name="T1"><text:user-field-get text:name="py3o.objects.loan_type.name">loan_type.name</text:user-field-get>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13"/>
          </table:table-cell>
          <table:covered-table-cell/>
          <table:table-cell table:style-name="Table1.C6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2">Domicilio: <text:span text:style-name="T1"><text:user-field-get text:name="py3o.objects.partner_id.street">partner_id.street</text:user-field-get></text:span><text:span text:style-name="T1"><text:s/></text:span></text:p>
          </table:table-cell>
          <table:covered-table-cell/>
          <table:table-cell table:style-name="Table1.A1" table:number-columns-spanned="2" office:value-type="string">
            <text:p text:style-name="P22">Colonia:<text:span text:style-name="T1"> </text:span><text:span text:style-name="T1"><text:user-field-get text:name="py3o.objects.partner_id.colonia_id.name">colonia_id</text:user-field-get></text:span>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2">Municipio: <text:user-field-get text:name="py3o.objects.partner_id.municipio_id.name">municipio_id</text:user-field-get><text:s/><text:span text:style-name="T14">C.P. </text:span><text:s/><text:user-field-get text:name="py3o.objects.partner_id.zip_id.name">zip_id</text:user-field-get></text:p>
          </table:table-cell>
          <table:covered-table-cell/>
          <table:table-cell table:style-name="Table1.A1" table:number-columns-spanned="2" office:value-type="string">
            <text:p text:style-name="P22">Estado: <text:span text:style-name="T1"><text:user-field-get text:name="py3o.objects.partner_id.state_id.name">partner_id.state_id</text:user-field-get></text:span></text:p>
          </table:table-cell>
          <table:covered-table-cell/>
        </table:table-row>
        <table:table-row table:style-name="Table1.9">
          <table:table-cell table:style-name="Table1.A9" table:number-columns-spanned="4" office:value-type="string">
            <text:p text:style-name="P18">DATOS DE <text:span text:style-name="T13">LA COTIZ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2">Número de crédito: <text:span text:style-name="T1"><text:user-field-get text:name="py3o.objects.loan_id">loan_id</text:user-field-get>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5">Número de pagos: <text:span text:style-name="T1"><text:text-input text:description="py3o://function=&quot;format_amount(obj.total_installment)&quot;">[total_install]</text:text-input></text:span></text:p>
          </table:table-cell>
          <table:table-cell table:style-name="Table1.A1" office:value-type="string">
            <text:p text:style-name="P21"> </text:p>
          </table:table-cell>
        </table:table-row>
        <table:table-row table:style-name="Table1.11">
          <table:table-cell table:style-name="Table1.A1" office:value-type="string">
            <text:p text:style-name="P24">Monto solicitado: <text:span text:style-name="T1"><text:s/></text:span><text:span text:style-name="T3">$</text:span><text:span text:style-name="T1"><text:text-input text:description="py3o://function=&quot;o_format_lang(obj.loan_amt,lang_code=lang)&quot;">[loan_amt]</text:text-input>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Plazo: <text:span text:style-name="T1"><text:user-field-get text:name="py3o.obj.loan_period.name">loan_period</text:user-field-get></text:span></text:p>
          </table:table-cell>
          <table:table-cell table:style-name="Table1.A1" office:value-type="string">
            <text:p text:style-name="P21"> </text:p>
          </table:table-cell>
        </table:table-row>
        <table:table-row table:style-name="Table1.12">
          <table:table-cell table:style-name="Table1.A1" office:value-type="string">
            <text:p text:style-name="P19">Tasa de interés en términos anuales simples</text:p>
          </table:table-cell>
          <table:table-cell table:style-name="Table1.A1" table:number-rows-spanned="7" office:value-type="string">
            <text:p text:style-name="P22"> </text:p>
          </table:table-cell>
          <table:table-cell table:style-name="Table1.A1" table:number-rows-spanned="2" office:value-type="string">
            <text:p text:style-name="P26">Pago Mensual: <text:span text:style-name="T15">$</text:span><text:span text:style-name="T1"><text:text-input text:description="py3o://function=&quot;o_format_lang(obj.pmt_cal,lang_code=lang)&quot;">[pmt_cal]</text:text-input></text:span></text:p>
          </table:table-cell>
          <table:table-cell table:style-name="Table1.A1" table:number-rows-spanned="7" office:value-type="string">
            <text:p text:style-name="P21"> </text:p>
          </table:table-cell>
        </table:table-row>
        <table:table-row table:style-name="Table1.13">
          <table:table-cell table:style-name="Table1.A1" office:value-type="string">
            <text:p text:style-name="P3"><text:span text:style-name="T4">ORDINARIA: <text:s/></text:span><text:span text:style-name="T8"><text:text-input text:description="py3o://function=&quot;o_format_lang(obj.int_rate,lang_code=lang)&quot;">[int_rate]</text:text-input></text:span><text:span text:style-name="T7">%</text:span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6">MORATORIA: <text:span text:style-name="T1"><text:text-input text:description="py3o://function=&quot;o_format_lang(obj.late_fee_perc,lang_code=lang)&quot;">[late_fee_perc]</text:text-input></text:span><text:span text:style-name="T1">%</text:span></text:p>
          </table:table-cell>
          <table:covered-table-cell/>
          <table:table-cell table:style-name="Table1.A1" office:value-type="string">
            <text:p text:style-name="P27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Monto Total con Intereses: <text:span text:style-name="T15">$</text:span><text:span text:style-name="T9"><text:text-input text:description="py3o://function=&quot;o_format_lang(obj.tot_amt,lang_code=lang)&quot;">[tot_amt]</text:text-input></text:span>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Monto Total de Intereses: <text:span text:style-name="T15">$</text:span><text:span text:style-name="T9"><text:text-input text:description="py3o://function=&quot;o_format_lang(obj.tot_int_amt,lang_code=lang)&quot;">[tot_int_amt]</text:text-input></text:span>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Monto de Interes Anual: <text:span text:style-name="T15">$</text:span><text:span text:style-name="T8"><text:text-input text:description="py3o://function=&quot;o_format_lang(obj.yr_int_amt,lang_code=lang)&quot;">[yr_int_amount]</text:text-input></text:span></text:p>
          </table:table-cell>
          <table:covered-table-cell/>
          <table:table-cell table:style-name="Table1.A1" office:value-type="string">
            <text:p text:style-name="P17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<text:span text:style-name="T10">IVA:</text:span><text:span text:style-name="T7"> </text:span><text:span text:style-name="T8"><text:text-input text:description="py3o://function=&quot;o_format_lang(obj.tax_cal,lang_code=lang)&quot;">[tax_cal]</text:text-input></text:span><text:span text:style-name="T8">%</text:span></text:p>
          </table:table-cell>
          <table:covered-table-cell/>
          <table:table-cell table:style-name="Table1.A1" office:value-type="string">
            <text:p text:style-name="P4">CAT Sin IVA para fines informativos: <text:span text:style-name="T8"><text:text-input text:description="py3o://function=&quot;format_locale(obj.cat, '%.05f','en_US.UTF-8')&quot;">[cat]</text:text-input></text:span><text:span text:style-name="T1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6">Seguro: <text:span text:style-name="T15">$</text:span><text:span text:style-name="T1"><text:text-input text:description="py3o://function=&quot;o_format_lang(obj.fees_cal,lang_code=lang)&quot;">[fees_cal]</text:text-input></text:span></text:p>
          </table:table-cell>
          <table:table-cell table:style-name="Table1.A1" office:value-type="string">
            <text:p text:style-name="P22"> </text:p>
          </table:table-cell>
          <table:table-cell table:style-name="Table1.A1" office:value-type="string">
            <text:p text:style-name="P7"><text:span text:style-name="T5">B</text:span><text:span text:style-name="T4">onificaciones por pago puntuales: N/A</text:span></text:p>
          </table:table-cell>
          <table:table-cell table:style-name="Table1.A1" office:value-type="string">
            <text:p text:style-name="P21"> </text:p>
          </table:table-cell>
        </table:table-row>
        <table:table-row table:style-name="Table1.1">
          <table:table-cell table:style-name="Table1.A20" table:number-columns-spanned="4" office:value-type="string">
            <text:p text:style-name="P11"/>
            <text:p text:style-name="P11">TABLA DE AMORTIZACIONES</text:p>
            <text:p text:style-name="P1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1" table:number-columns-spanned="4" office:value-type="string">
            <text:p text:style-name="P20"/>
            <table:table table:name="Table3" table:style-name="Table3">
              <table:table-column table:style-name="Table3.A"/>
              <table:table-column table:style-name="Table3.B" table:number-columns-repeated="6"/>
              <table:table-row>
                <table:table-cell table:style-name="Table3.A1" office:value-type="string">
                  <text:p text:style-name="P34">Número</text:p>
                </table:table-cell>
                <table:table-cell table:style-name="Table3.A1" office:value-type="string">
                  <text:p text:style-name="P34">Balance</text:p>
                </table:table-cell>
                <table:table-cell table:style-name="Table3.A1" office:value-type="string">
                  <text:p text:style-name="P34">Capital</text:p>
                </table:table-cell>
                <table:table-cell table:style-name="Table3.A1" office:value-type="string">
                  <text:p text:style-name="P34">Interes</text:p>
                </table:table-cell>
                <table:table-cell table:style-name="Table3.A1" office:value-type="string">
                  <text:p text:style-name="P34">IVA</text:p>
                </table:table-cell>
                <table:table-cell table:style-name="Table3.A1" office:value-type="string">
                  <text:p text:style-name="P34">Seguro</text:p>
                </table:table-cell>
                <table:table-cell table:style-name="Table3.G1" office:value-type="string">
                  <text:p text:style-name="P34">Pago</text:p>
                </table:table-cell>
              </table:table-row>
              <table:table-row>
                <table:table-cell table:style-name="Table3.A2" office:value-type="string">
                  <text:p text:style-name="P31"><text:text-input text:description="py3o://for=&quot;line in obj.quote_id&quot;">for="line in obj.quote_id"</text:text-input></text:p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G2" office:value-type="string">
                  <text:p text:style-name="P32"/>
                </table:table-cell>
              </table:table-row>
              <table:table-row>
                <table:table-cell table:style-name="Table3.A2" office:value-type="string">
                  <text:p text:style-name="P31"><text:text-input text:description="py3o://function=&quot;format_multiline_value(line.name)&quot;">[line.name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balance,lang_code=lang)&quot;">[line.balance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capital,lang_code=lang)&quot;">[line.capital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interest,lang_code=lang)&quot;">[line.interest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int_tax,lang_code=lang)&quot;">[line.int_tax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fees,lang_code=lang)&quot;">[line.fees]</text:text-input></text:p>
                </table:table-cell>
                <table:table-cell table:style-name="Table3.G2" office:value-type="string">
                  <text:p text:style-name="P33"><text:text-input text:description="py3o://function=&quot;o_format_lang(line.total,lang_code=lang)&quot;">[total]</text:text-input></text:p>
                </table:table-cell>
              </table:table-row>
              <table:table-row>
                <table:table-cell table:style-name="Table3.A2" office:value-type="string">
                  <text:p text:style-name="P31"><text:text-input text:description="py3o:///for">/for</text:text-input></text:p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G2" office:value-type="string">
                  <text:p text:style-name="P32"/>
                </table:table-cell>
              </table:table-row>
            </table:table>
            <text:p text:style-name="P20"/>
            <text:p text:style-name="P28"/>
          </table:table-cell>
          <table:covered-table-cell/>
          <table:covered-table-cell/>
          <table:covered-table-cell/>
        </table:table-row>
        <table:table-row table:style-name="Table1.22">
          <table:table-cell table:style-name="Table1.A9" table:number-columns-spanned="4" office:value-type="string">
            <text:p text:style-name="P5"><text:span text:style-name="T4">La tabla de amortización forma parte integrante del co</text:span><text:span text:style-name="T6">tización</text:span><text:span text:style-name="T4">, </text:span><text:span text:style-name="T6">la cotización se entregá con modo informativo, no generando ningún vinculo entre las partes, puede cambiar en cualquier momento en que la empresa lo decida.</text:span></text:p>
          </table:table-cell>
          <table:covered-table-cell/>
          <table:covered-table-cell/>
          <table:covered-table-cell/>
        </table:table-row>
      </table:table>
      <text:p text:style-name="P2"><text:text-input text:description="py3o:///for">/for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normal" officeooo:paragraph-rsid="0023c5b9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1.291cm" fo:margin-left="1cm" fo:margin-right="0.58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Vanessa Vazquez</meta:initial-creator>
    <meta:editing-cycles>157</meta:editing-cycles>
    <meta:creation-date>2019-01-15T15:37:00</meta:creation-date>
    <dc:date>2020-03-11T17:36:47.832000000</dc:date>
    <meta:editing-duration>P3DT1H43M26S</meta:editing-duration>
    <meta:generator>LibreOffice/6.3.4.2$Windows_X86_64 LibreOffice_project/60da17e045e08f1793c57c00ba83cdfce946d0aa</meta:generator>
    <meta:document-statistic meta:table-count="2" meta:image-count="0" meta:object-count="0" meta:page-count="1" meta:paragraph-count="52" meta:word-count="205" meta:character-count="1226" meta:non-whitespace-character-count="11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